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xforms="http://www.w3.org/2002/xforms" xmlns:xsd="http://www.w3.org/2001/XMLSchema" xmlns:xsi="http://www.w3.org/2001/XMLSchema-instance" xmlns:field="urn:openoffice:names:experimental:ooo-ms-interop:xmlns:field:1.0" xmlns:formx="urn:openoffice:names:experimental:ooxml-odf-interop:xmlns:form:1.0" office:version="1.2">
  <office:font-face-decls>
    <style:font-face style:name="" svg:font-family=""/>
    <style:font-face style:name="Arial" svg:font-family="Arial"/>
  </office:font-face-decls>
  <office:automatic-styles>
    <style:style style:name="T1" style:family="text">
      <style:text-properties/>
    </style:style>
    <style:style style:name="T2" style:family="text">
      <style:text-properties/>
    </style:style>
    <style:style style:name="T3" style:family="text">
      <style:text-properties/>
    </style:style>
    <style:style style:name="T4" style:family="text">
      <style:text-properties/>
    </style:style>
    <style:style style:name="T5" style:family="text">
      <style:text-properties/>
    </style:style>
    <style:style style:name="P1" style:family="paragraph" style:parent-style-name="Standard" style:master-page-name="Standard">
      <style:paragraph-properties style:page-number="auto"/>
    </style:style>
    <style:style style:name="Section1" style:family="section">
      <style:section-properties>
        <style:columns fo:column-count="1"/>
      </style:section-properties>
    </style:style>
    <style:style style:name="Section2" style:family="section">
      <style:section-properties>
        <style:columns fo:column-count="2"/>
      </style:section-properties>
    </style:style>
    <style:style style:name="Section3" style:family="section">
      <style:section-properties>
        <style:columns fo:column-count="1"/>
      </style:section-properties>
    </style:style>
    <style:style style:name="Section4" style:family="section">
      <style:section-properties>
        <style:columns fo:column-count="3"/>
      </style:section-properties>
    </style:style>
    <style:style style:name="Section5" style:family="section">
      <style:section-properties>
        <style:columns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Section1" text:style-name="Section1">
        <text:p><text:span text:style-name="T1">Normal paragraph. Lorem ipsum dolor sit amet, consectetur adipiscing elit. Nulla fermentum, tortor id adipiscing adipiscing, tortor turpis commodo. Donec vulputate iaculis metus, vel luctus dolor hendrerit ac. Suspendisse congue congue leo sed pellentesque.</text:span></text:p>
      </text:section>
      <text:section text:name="Section2" text:style-name="Section2">
        <text:p><text:span text:style-name="T2">Two columns, one inch (1440 twips) spacing. Lorem ipsum dolor sit amet, consectetur adipiscing elit. Nulla fermentum, tortor id adipiscing adipiscing, tortor turpis commodo. Donec vulputate iaculis metus, vel luctus dolor hendrerit ac. Suspendisse congue congue leo sed pellentesque.</text:span></text:p>
      </text:section>
      <text:section text:name="Section3" text:style-name="Section3">
        <text:p><text:span text:style-name="T3">Normal paragraph again. Lorem ipsum dolor sit amet, consectetur adipiscing elit. Nulla fermentum, tortor id adipiscing adipiscing, tortor turpis commodo. Donec vulputate iaculis metus, vel luctus dolor hendrerit ac. Suspendisse congue congue leo sed pellentesque.</text:span></text:p>
      </text:section>
      <text:section text:name="Section4" text:style-name="Section4">
        <text:p><text:span text:style-name="T4">Three columns, half inch (720 twips) spacing. Lorem ipsum dolor sit amet, consectetur adipiscing elit. Nulla fermentum, tortor id adipiscing adipiscing, tortor turpis commodo. Donec vulputate iaculis metus, vel luctus dolor hendrerit ac. Suspendisse congue congue leo sed pellentesque.</text:span></text:p>
      </text:section>
      <text:section text:name="Section5" text:style-name="Section5">
        <text:p><text:span text:style-name="T5">Normal paragraph again. Lorem ipsum dolor sit amet, consectetur adipiscing elit. Nulla fermentum, tortor id adipiscing adipiscing, tortor turpis commodo. Donec vulputate iaculis metus, vel luctus dolor hendrerit ac. Suspendisse congue congue leo sed pellentesqu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 svg:font-family=""/>
    <style:font-face style:name="Arial" svg:font-family="Arial"/>
  </office:font-face-decls>
  <office:styles>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0pt" fo:language="fr" fo:country="FR"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office:styles>
  <office:automatic-styles>
    <style:page-layout style:name="Mpm1">
      <style:page-layout-properties fo:page-width="21.001cm" fo:page-height="29.7cm" style:num-format="1" style:print-orientation="portrait" fo:margin-top="2.501cm" fo:margin-bottom="2cm" fo:margin-left="2.501cm" fo:margin-right="2.501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line-style="solid" style:adjustment="left" style:rel-width="25%" style:color="#000000"/>
      </style:page-layout-properties>
      <style:header-style/>
      <style:footer-style/>
    </style:page-layout>
    <office:master-styles>
      <style:master-page style:name="Standard" style:page-layout-name="Mpm1"/>
    </office:master-styles>
  </office:automatic-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dc:description/>
    <dc:creator/>
    <dc:date>2016-12-20T12:19:44.000</dc:date>
    <meta:generator>PHPWord</meta:generator>
    <meta:initial-creator/>
    <meta:creation-date>2016-12-20T12:19:44.000</meta:creation-date>
    <meta:keyword/>
    <meta:user-defined meta:name="Category"/>
    <meta:user-defined meta:name="Company"/>
    <meta:user-defined meta:name="Manager"/>
  </office:meta>
</office:document-meta>
</file>